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3000002D3510874B50248E1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598cc" officeooo:paragraph-rsid="001598cc" style:font-size-asian="18.3500003814697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9</text:p>
      <text:p text:style-name="P1"><draw:frame draw:style-name="fr1" draw:name="Image1" text:anchor-type="char" svg:x="0cm" svg:y="0.37cm" svg:width="17cm" svg:height="12.973cm" draw:z-index="0"><draw:image xlink:href="Pictures/10000001000003E3000002D3510874B50248E1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8:25:58.876705866</meta:creation-date>
    <dc:date>2023-10-24T18:26:44.842068554</dc:date>
    <meta:editing-duration>PT52S</meta:editing-duration>
    <meta:editing-cycles>1</meta:editing-cycles>
    <meta:document-statistic meta:table-count="0" meta:image-count="1" meta:object-count="0" meta:page-count="1" meta:paragraph-count="1" meta:word-count="2" meta:character-count="12" meta:non-whitespace-character-count="11"/>
    <meta:generator>LibreOffice/7.3.7.2$Linux_X86_64 LibreOffice_project/30$Build-2</meta:generator>
  </office:meta>
</office:document-meta>
</file>